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00e56a" officeooo:paragraph-rsid="0000e5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Crawford Writeup</text:p>
      <text:p text:style-name="Standard"/>
      <text:p text:style-name="Standard">Housing Data Set</text:p>
      <text:p text:style-name="Standard">-------------------------------</text:p>
      <text:p text:style-name="Standard">Standard Gradient Descent</text:p>
      <text:p text:style-name="Standard">-------------------------------</text:p>
      <text:p text:style-name="Standard">RMSE train: <text:s/>8.413243540865752</text:p>
      <text:p text:style-name="Standard">RMSE test: <text:s/>9.271378545493256</text:p>
      <text:p text:style-name="Standard">-------------------------------</text:p>
      <text:p text:style-name="Standard">-------------------------------</text:p>
      <text:p text:style-name="Standard">Stochastic Gradient Descent</text:p>
      <text:p text:style-name="Standard">-------------------------------</text:p>
      <text:p text:style-name="Standard">RMSE train: <text:s/>8.229463062175416</text:p>
      <text:p text:style-name="Standard">RMSE test: <text:s/>9.271155662535403</text:p>
      <text:p text:style-name="Standard">-------------------------------</text:p>
      <text:p text:style-name="Standard">-------------------------------</text:p>
      <text:p text:style-name="Standard">Gradient Descent with momentum</text:p>
      <text:p text:style-name="Standard">-------------------------------</text:p>
      <text:p text:style-name="Standard">RMSE train: <text:s/>7.870075312391622</text:p>
      <text:p text:style-name="Standard">RMSE test: <text:s/>8.706962021577</text:p>
      <text:p text:style-name="Standard">-------------------------------</text:p>
      <text:p text:style-name="Standard">-------------------------------</text:p>
      <text:p text:style-name="Standard">Gradient Descent with Nestorov momentum</text:p>
      <text:p text:style-name="Standard">-------------------------------</text:p>
      <text:p text:style-name="Standard">RMSE train: <text:s/>7.869954952067746</text:p>
      <text:p text:style-name="Standard">RMSE test: <text:s/>8.705655522967003</text:p>
      <text:p text:style-name="Standard">-------------------------------</text:p>
      <text:p text:style-name="Standard">-------------------------------</text:p>
      <text:p text:style-name="Standard">Adagrad</text:p>
      <text:p text:style-name="Standard">-------------------------------</text:p>
      <text:p text:style-name="Standard">RMSE train: <text:s/>6.391483564871793</text:p>
      <text:p text:style-name="Standard">RMSE test: <text:s/>6.558738892662027</text:p>
      <text:p text:style-name="Standard">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itanic Data Set</text:p>
      <text:p text:style-name="Standard">-------------------------------</text:p>
      <text:p text:style-name="Standard">Standard Gradient Descent</text:p>
      <text:p text:style-name="Standard">-------------------------------</text:p>
      <text:p text:style-name="Standard"><text:s text:c="45"/>Train <text:s text:c="20"/>Test</text:p>
      <text:p text:style-name="Standard"><text:s text:c="17"/>Accuracy <text:s text:c="19"/>64.09 <text:s text:c="19"/>60.31</text:p>
      <text:p text:style-name="Standard"><text:s text:c="16"/>Precision <text:s text:c="19"/>60.16 <text:s text:c="19"/>44.44</text:p>
      <text:p text:style-name="Standard"><text:s text:c="19"/>Recall <text:s text:c="19"/>18.45 <text:s text:c="20"/>20.2</text:p>
      <text:p text:style-name="Standard"><text:s text:c="17"/>F1 Score <text:s text:c="19"/>28.24 <text:s text:c="19"/>27.78</text:p>
      <text:p text:style-name="Standard">-------------------------------</text:p>
      <text:p text:style-name="Standard">-------------------------------</text:p>
      <text:p text:style-name="Standard">Stochastic Gradient Descent</text:p>
      <text:p text:style-name="Standard">-------------------------------</text:p>
      <text:p text:style-name="Standard"><text:s text:c="45"/>Train <text:s text:c="20"/>Test</text:p>
      <text:p text:style-name="Standard"><text:s text:c="17"/>Accuracy <text:s text:c="19"/>69.34 <text:s text:c="20"/>68.7</text:p>
      <text:p text:style-name="Standard"><text:s text:c="16"/>Precision <text:s text:c="19"/>93.48 <text:s text:c="20"/>84.0</text:p>
      <text:p text:style-name="Standard"><text:s text:c="19"/>Recall <text:s text:c="19"/>21.45 <text:s text:c="19"/>21.21</text:p>
      <text:p text:style-name="Standard"><text:s text:c="17"/>F1 Score <text:s text:c="19"/>34.89 <text:s text:c="19"/>33.87</text:p>
      <text:p text:style-name="Standard">-------------------------------</text:p>
      <text:p text:style-name="Standard">-------------------------------</text:p>
      <text:p text:style-name="Standard">Gradient Descent with momentum</text:p>
      <text:p text:style-name="Standard">-------------------------------</text:p>
      <text:p text:style-name="Standard"><text:s text:c="45"/>Train <text:s text:c="20"/>Test</text:p>
      <text:p text:style-name="Standard"><text:s text:c="17"/>Accuracy <text:s text:c="19"/>67.72 <text:s text:c="19"/>67.56</text:p>
      <text:p text:style-name="Standard"><text:s text:c="16"/>Precision <text:s text:c="19"/>78.38 <text:s text:c="19"/>73.33</text:p>
      <text:p text:style-name="Standard"><text:s text:c="19"/>Recall <text:s text:c="20"/>21.7 <text:s text:c="19"/>22.22</text:p>
      <text:p text:style-name="Standard"><text:s text:c="17"/>F1 Score <text:s text:c="19"/>33.98 <text:s text:c="19"/>34.11</text:p>
      <text:p text:style-name="Standard">-------------------------------</text:p>
      <text:p text:style-name="Standard">-------------------------------</text:p>
      <text:p text:style-name="Standard">Gradient Descent with Nestorov momentum</text:p>
      <text:p text:style-name="Standard">-------------------------------</text:p>
      <text:p text:style-name="Standard"><text:s text:c="45"/>Train <text:s text:c="20"/>Test</text:p>
      <text:p text:style-name="Standard"><text:s text:c="17"/>Accuracy <text:s text:c="19"/>75.07 <text:s text:c="19"/>75.95</text:p>
      <text:p text:style-name="Standard"><text:s text:c="16"/>Precision <text:s text:c="19"/>60.64 <text:s text:c="19"/>61.11</text:p>
      <text:p text:style-name="Standard"><text:s text:c="19"/>Recall <text:s text:c="20"/>99.5 <text:s text:c="19"/>100.0</text:p>
      <text:p text:style-name="Standard"><text:s text:c="17"/>F1 Score <text:s text:c="19"/>75.35 <text:s text:c="19"/>75.86</text:p>
      <text:p text:style-name="Standard">-------------------------------</text:p>
      <text:p text:style-name="Standard">-------------------------------</text:p>
      <text:p text:style-name="Standard">Adagrad</text:p>
      <text:p text:style-name="Standard">-------------------------------</text:p>
      <text:p text:style-name="Standard"><text:s text:c="45"/>Train <text:s text:c="20"/>Test</text:p>
      <text:p text:style-name="Standard"><text:s text:c="17"/>Accuracy <text:s text:c="19"/>44.51 <text:s text:c="19"/>43.13</text:p>
      <text:p text:style-name="Standard"><text:s text:c="16"/>Precision <text:s text:c="19"/>40.84 <text:s text:c="19"/>39.92</text:p>
      <text:p text:style-name="Standard"><text:s text:c="19"/>Recall <text:s text:c="19"/>100.0 <text:s text:c="19"/>100.0</text:p>
      <text:p text:style-name="Standard"><text:s text:c="17"/>F1 Score <text:s text:c="19"/>57.99 <text:s text:c="19"/>57.06</text:p>
      <text:p text:style-name="Standard">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8T15:08:58.887067707</meta:creation-date>
    <dc:date>2020-09-28T15:11:43.156956877</dc:date>
    <meta:editing-duration>PT2M45S</meta:editing-duration>
    <meta:editing-cycles>1</meta:editing-cycles>
    <meta:document-statistic meta:table-count="0" meta:image-count="0" meta:object-count="0" meta:page-count="2" meta:paragraph-count="78" meta:word-count="176" meta:character-count="3408" meta:non-whitespace-character-count="1865"/>
    <meta:generator>LibreOffice/7.0.1.2$Linux_X86_64 LibreOffice_project/00$Build-2</meta:generator>
  </office:meta>
</office:document-meta>
</file>